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officeooo:paragraph-rsid="01dee125"/>
    </style:style>
    <style:style style:name="P36" style:family="paragraph" style:parent-style-name="Standard">
      <style:text-properties officeooo:paragraph-rsid="01e48f74"/>
    </style:style>
    <style:style style:name="P37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39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font-name="Liberation Sans2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style:font-name="Liberation Sans2" fo:font-size="12pt" style:text-underline-style="none" fo:font-weight="normal" officeooo:rsid="018cdc78" style:font-weight-asian="normal" style:font-weight-complex="normal"/>
    </style:style>
    <style:style style:name="T82" style:family="text">
      <style:text-properties fo:color="#000000" style:font-name="Liberation Sans2" fo:font-size="12pt" style:text-underline-style="none" fo:font-weight="normal" officeooo:rsid="01e228c8" style:font-weight-asian="normal" style:font-weight-complex="normal"/>
    </style:style>
    <style:style style:name="T83" style:family="text">
      <style:text-properties fo:color="#000000" style:text-underline-style="none" fo:font-weight="normal" officeooo:rsid="01fe9f11" style:font-weight-asian="normal" style:font-weight-complex="normal"/>
    </style:style>
    <style:style style:name="T84" style:family="text">
      <style:text-properties fo:color="#000000" style:text-underline-style="none" fo:font-weight="normal" officeooo:rsid="02e5ade6" style:font-weight-asian="normal" style:font-weight-complex="normal"/>
    </style:style>
    <style:style style:name="T85" style:family="text">
      <style:text-properties fo:color="#000000" style:text-underline-style="none" fo:font-weight="normal" officeooo:rsid="0154e886" style:font-weight-asian="normal" style:font-weight-complex="normal"/>
    </style:style>
    <style:style style:name="T86" style:family="text">
      <style:text-properties fo:color="#000000" style:text-underline-style="none" fo:font-weight="normal" officeooo:rsid="0183b5ef" style:font-weight-asian="normal" style:font-weight-complex="normal"/>
    </style:style>
    <style:style style:name="T87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9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officeooo:rsid="01be8095"/>
    </style:style>
    <style:style style:name="T96" style:family="text">
      <style:text-properties officeooo:rsid="01bfd991"/>
    </style:style>
    <style:style style:name="T97" style:family="text">
      <style:text-properties officeooo:rsid="0172e4a7"/>
    </style:style>
    <style:style style:name="T98" style:family="text">
      <style:text-properties officeooo:rsid="01b1b55e"/>
    </style:style>
    <style:style style:name="T99" style:family="text">
      <style:text-properties officeooo:rsid="01b3a209"/>
    </style:style>
    <style:style style:name="T100" style:family="text">
      <style:text-properties officeooo:rsid="02023406"/>
    </style:style>
    <style:style style:name="T101" style:family="text">
      <style:text-properties fo:font-weight="bold" officeooo:rsid="01be8095" style:font-weight-asian="bold" style:font-weight-complex="bold"/>
    </style:style>
    <style:style style:name="T102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style:font-name="Liberation Sans2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7" style:family="text">
      <style:text-properties style:font-name="Liberation Sans2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8" style:family="text">
      <style:text-properties style:font-name="Liberation Sans2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77"> </text:span></text:span><text:span text:style-name="Strong_20_Emphasis"><text:span text:style-name="T78">LTS</text:span></text:span><text:span text:style-name="Strong_20_Emphasis"><text:span text:style-name="T65"> </text:span></text:span><text:reference-mark-start text:name="Editie"/><text:span text:style-name="Strong_20_Emphasis"><text:span text:style-name="T72">desktop</text:span></text:span><text:reference-mark-end text:name="Editie"/><text:span text:style-name="Strong_20_Emphasis"><text:span text:style-name="T73"> </text:span></text:span><text:span text:style-name="Strong_20_Emphasis"><text:span text:style-name="T65">op </text:span></text:span><text:reference-mark-start text:name="Computernaam"/><text:span text:style-name="Strong_20_Emphasis"><text:span text:style-name="T74">pc-van-e</text:span></text:span><text:span text:style-name="Strong_20_Emphasis"><text:span text:style-name="T75">lla</text:span></text:span><text:reference-mark-end text:name="Computernaam"/><text:span text:style-name="T76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2">karelzimmer.nl</text:span></text:span></text:a><text:span text:style-name="T65"> </text:span><text:span text:style-name="T14">voor</text:span><text:span text:style-name="T15"> </text:span><text:span text:style-name="T94">deze en andere </text:span><text:span text:style-name="T16">checklists, scripts, en overige bestanden.</text:span></text:p>
      <text:p text:style-name="P37"/>
      <text:p text:style-name="P3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79"/></text:span></text:p>
      <text:p text:style-name="P19"><text:span text:style-name="Definition"><text:span text:style-name="T106">g</text:span></text:span><text:span text:style-name="Definition"><text:span text:style-name="T105">ebruiker</text:span></text:span><text:span text:style-name="T65"><text:tab/><text:tab/><text:tab/><text:tab/></text:span><text:span text:style-name="User_20_Entry"><text:span text:style-name="T88">Ella </text:span></text:span><text:span text:style-name="User_20_Entry"><text:span text:style-name="T89">So</text:span></text:span><text:span text:style-name="User_20_Entry"><text:span text:style-name="T90">e</text:span></text:span><text:span text:style-name="User_20_Entry"><text:span text:style-name="T89">tekouw</text:span></text:span></text:p>
      <text:p text:style-name="P20"><text:span text:style-name="Definition"><text:span text:style-name="T106">g</text:span></text:span><text:span text:style-name="Definition"><text:span text:style-name="T105">ebruikersnaam</text:span></text:span><text:span text:style-name="T80"><text:tab/></text:span><text:span text:style-name="User_20_Entry"><text:span text:style-name="T89">ella</text:span></text:span></text:p>
      <text:p text:style-name="P22"><text:span text:style-name="Definition"><text:span text:style-name="T106">c</text:span></text:span><text:span text:style-name="Definition"><text:span text:style-name="T105">omputernaam<text:tab/></text:span></text:span><text:span text:style-name="Definition"><text:span text:style-name="T103"><text:tab/></text:span></text:span><text:span text:style-name="User_20_Entry"><text:span text:style-name="T87"><text:reference-ref text:reference-format="text" text:ref-name="Computernaam">pc-van-ella</text:reference-ref></text:span></text:span></text:p>
      <text:p text:style-name="P21"><text:span text:style-name="Definition"><text:span text:style-name="T106">o</text:span></text:span><text:span text:style-name="Definition"><text:span text:style-name="T107">pstartmenu</text:span></text:span><text:span text:style-name="T80"><text:tab/><text:tab/><text:tab/></text:span><text:span text:style-name="User_20_Entry"><text:span text:style-name="T91">F12</text:span></text:span></text:p>
      <text:p text:style-name="P21"><text:span text:style-name="Definition"><text:span text:style-name="T106">i</text:span></text:span><text:span text:style-name="Definition"><text:span text:style-name="T107">nstellingen</text:span></text:span><text:span text:style-name="T65"><text:tab/><text:tab/><text:tab/></text:span><text:span text:style-name="User_20_Entry"><text:span text:style-name="T92">F2</text:span></text:span></text:p>
      <text:p text:style-name="P4"><text:span text:style-name="Definition"><text:span text:style-name="T104"/></text:span></text:p>
      <text:p text:style-name="P12"/>
      <text:list xml:id="list3159139467" text:style-name="L1">
        <text:list-item>
          <text:p text:style-name="P44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91651296411485" text:continue-numbering="true" text:style-name="L1">
        <text:list-item>
          <text:p text:style-name="P41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91651025950843" text:continue-numbering="true" text:style-name="L1">
        <text:list-item>
          <text:p text:style-name="P43">Installatie afronden</text:p>
        </text:list-item>
      </text:list>
      <text:p text:style-name="P11"><text:span text:style-name="Emphasis"><text:span text:style-name="T9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4"><text:span text:style-name="T95">Als </text:span><text:span text:style-name="T100">bij </text:span><text:span text:style-name="T95">stap </text:span><text:span text:style-name="T101">2</text:span><text:span text:style-name="T95"> </text:span><text:span text:style-name="T97">de </text:span><text:span text:style-name="T98">toetsenbordindelin</text:span><text:span text:style-name="T99">g </text:span><text:span text:style-name="T95">is vergeten </text:span><text:span text:style-name="T96">bij de installatie</text:span><text:span text:style-name="T9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0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91650500884667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3">Einde checklist, d</text:span><text:span text:style-name="T84">e installatie van </text:span><text:span text:style-name="T84"><text:reference-ref text:reference-format="text" text:ref-name="Distributie">Ubuntu</text:reference-ref></text:span><text:span text:style-name="T84"><text:s/></text:span><text:span text:style-name="T85"><text:reference-ref text:reference-format="text" text:ref-name="Versie">20.04</text:reference-ref></text:span><text:span text:style-name="Strong_20_Emphasis"><text:span text:style-name="T81"><text:s/></text:span></text:span><text:span text:style-name="Strong_20_Emphasis"><text:span text:style-name="T82">LTS</text:span></text:span><text:span text:style-name="T85"> </text:span><text:span text:style-name="T84"><text:reference-ref text:reference-format="text" text:ref-name="Editie">desktop</text:reference-ref></text:span><text:span text:style-name="T84"><text:s/></text:span><text:span text:style-name="T86">op </text:span><text:span text:style-name="T86"><text:reference-ref text:reference-format="text" text:ref-name="Computernaam">pc-van-ella</text:reference-ref></text:span><text:span text:style-name="T86"><text:s/></text:span><text:span text:style-name="T84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8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4-13T09:16:49.569891798">13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09:16:49.473493739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5</meta:editing-cycles>
    <meta:editing-duration>P7DT7H29M28S</meta:editing-duration>
    <dc:creator>Karel Zimmer</dc:creator>
    <meta:document-statistic meta:table-count="4" meta:image-count="0" meta:object-count="0" meta:page-count="2" meta:paragraph-count="32" meta:word-count="229" meta:character-count="1600" meta:non-whitespace-character-count="1384"/>
    <meta:user-defined meta:name="Info 1"/>
    <meta:user-defined meta:name="Info 2"/>
    <meta:user-defined meta:name="Info 3"/>
    <meta:user-defined meta:name="Info 4"/>
  </office:meta>
</office:document-meta>
</file>